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 Sans" svg:font-family="'Open Sans'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/>
    </style:style>
    <style:style style:name="P2" style:family="paragraph" style:parent-style-name="Standard">
      <style:text-properties style:use-window-font-color="true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Heading_20_1">
      <style:text-properties fo:font-variant="normal" fo:text-transform="none" fo:color="#000000" style:font-name="Helvetica Neue" fo:font-size="18.75pt" fo:letter-spacing="normal" fo:font-style="normal" fo:font-weight="bold"/>
    </style:style>
    <style:style style:name="P4" style:family="paragraph" style:parent-style-name="Header">
      <style:paragraph-properties fo:text-align="end" style:justify-single-word="false"/>
      <style:text-properties style:font-name="Arial" fo:font-size="8pt" style:font-size-asian="8pt" style:font-size-complex="8pt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style:use-window-font-color="true" style:font-name="Arial" fo:font-size="12pt" fo:letter-spacing="normal" fo:font-style="normal" fo:font-weight="bold"/>
    </style:style>
    <style:style style:name="T4" style:family="text">
      <style:text-properties fo:font-variant="normal" fo:text-transform="none" style:use-window-font-color="true" style:font-name="Arial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style:text-line-through-style="none" style:font-name="Arial" fo:font-size="12pt" fo:letter-spacing="normal" fo:font-style="normal" style:text-underline-style="none" fo:font-weight="normal" style:text-blinking="false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Project-4.-Wrangle-and-Analyze-Data"/>Project 4. Wrangle and Analyze Data</text:h>
      <text:p text:style-name="P1"><text:span text:style-name="T6"/></text:p>
      <text:p text:style-name="P1"><text:bookmark text:name="context"/><text:span text:style-name="T6">Context</text:span><text:span text:style-name="T2"><text:line-break/></text:span><text:span text:style-name="T1">Your goal: wrangle WeRateDogs Twitter data to create interesting and trustworthy analyses and visualizations. The Twitter archive is great, but it only contains very basic tweet information. </text:span></text:p>
      <text:p text:style-name="P1"/>
      <text:p text:style-name="P2"><text:bookmark text:name="the-data"/>The Data:</text:p>
      <text:p text:style-name="Standard"><text:span text:style-name="Strong_20_Emphasis"><text:span text:style-name="T3"/></text:span></text:p>
      <text:p text:style-name="Standard"><text:span text:style-name="Strong_20_Emphasis"><text:span text:style-name="T3">Enhanced Twitter Archive</text:span></text:span></text:p>
      <text:p text:style-name="P1"><text:span text:style-name="T1">The WeRateDogs Twitter archive contains basic tweet data for all 5000+ of their tweets, but not everything.</text:span> </text:p>
      <text:p text:style-name="P1"/>
      <text:p text:style-name="Standard"><text:span text:style-name="Strong_20_Emphasis"><text:span text:style-name="T3">Additional Data via the Twitter API</text:span></text:span></text:p>
      <text:p text:style-name="P1"><text:span text:style-name="T1">Back to the basic-ness of Twitter archives: retweet count and favorite count are two of the notable column omissions. Fortunately, this additional data can be gathered by anyone from Twitter's API.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3">Image Predictions File</text:span></text:span></text:p>
      <text:p text:style-name="Standard"><text:span text:style-name="T4">One more cool thing: I ran every image in the WeRateDogs Twitter archive through a </text:span><text:a xlink:type="simple" xlink:href="https://www.youtube.com/watch?v=2-Ol7ZB0MmU" office:target-frame-name="_blank" xlink:show="new" text:style-name="Internet_20_link" text:visited-style-name="Visited_20_Internet_20_Link"><text:span text:style-name="T5">neural network</text:span></text:a><text:span text:style-name="T4">that can classify breeds of dogs*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 Sans" svg:font-family="'Open Sans'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ta Analist Nanodegree</text:span><text:line-break/>Andrés Pozue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s Pozuelo</meta:initial-creator>
    <meta:creation-date>2019-03-25T20:51:26.69</meta:creation-date>
    <meta:document-statistic meta:table-count="0" meta:image-count="0" meta:object-count="0" meta:page-count="1" meta:paragraph-count="10" meta:word-count="123" meta:character-count="798"/>
    <dc:date>2019-03-25T21:01:17.45</dc:date>
    <dc:creator>Andrés Pozuelo</dc:creator>
    <meta:editing-duration>PT9M58S</meta:editing-duration>
    <meta:editing-cycles>1</meta:editing-cycles>
    <meta:generator>OpenOffice/4.1.5$Win32 OpenOffice.org_project/415m1$Build-9789</meta:generator>
  </office:meta>
</office:document-meta>
</file>